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E00000071D552FE7E174080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ED++</text:p>
          </draw:text-box>
        </draw:frame>
        <draw:frame draw:style-name="gr1" draw:text-style-name="P1" draw:layer="layout" svg:width="10.302cm" svg:height="5.243cm" svg:x="1.698cm" svg:y="5.5cm">
          <draw:image xlink:href="Pictures/10000001000000DE00000071D552FE7E174080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4T17:28:14.514000000</meta:creation-date>
    <dc:date>2022-11-04T19:37:53.113000000</dc:date>
    <meta:editing-duration>PT1H46M50S</meta:editing-duration>
    <meta:editing-cycles>1</meta:editing-cycles>
    <meta:document-statistic meta:object-count="25"/>
    <meta:generator>LibreOffice/7.2.3.2$Windows_X86_64 LibreOffice_project/d166454616c1632304285822f9c83ce2e660fd92</meta:generator>
  </office:meta>
</office:document-meta>
</file>